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F000003E078C024736FBC8FB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3.246cm" svg:y="-3.092cm" svg:width="10.813cm" svg:height="18.715cm" draw:z-index="0" draw:transform="translate (-8.6525cm -6.2655cm) rotate (1.5707963267949) translate (8.6525cm 6.2655cm)"><draw:image xlink:href="Pictures/10000000000002CF000003E078C024736FBC8FBF.jpg" xlink:type="simple" xlink:show="embed" xlink:actuate="onLoad" loext:mime-type="image/jpeg"/></draw:frame><draw:frame draw:style-name="fr1" draw:name="Figura2" text:anchor-type="char" svg:x="3.598cm" svg:y="8.692cm" svg:width="10.125cm" svg:height="18.789cm" draw:z-index="1" draw:transform="translate (-8.6605cm -18.0865cm) rotate (1.5707963267949) translate (8.6605cm 18.0865cm)"><draw:image xlink:href="Pictures/10000000000002CF000003E078C024736FBC8FB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08:33:03.664054882</meta:creation-date>
    <dc:date>2021-09-10T08:55:27.460821745</dc:date>
    <meta:editing-duration>PT12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